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fe53" officeooo:paragraph-rsid="000cfe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am aswat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4:19:08.194762612</meta:creation-date>
    <dc:date>2019-02-05T14:19:32.421348238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4.2.8.2$Linux_x86 LibreOffice_project/420m0$Build-2</meta:generator>
  </office:meta>
</office:document-meta>
</file>